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8dc2"/>
    </style:style>
    <style:style style:name="P2" style:family="paragraph" style:parent-style-name="Standard">
      <style:text-properties officeooo:paragraph-rsid="0006662d"/>
    </style:style>
    <style:style style:name="P3" style:family="paragraph" style:parent-style-name="Standard">
      <style:text-properties officeooo:paragraph-rsid="0006b6ad"/>
    </style:style>
    <style:style style:name="P4" style:family="paragraph" style:parent-style-name="Standard">
      <style:text-properties fo:font-style="italic" fo:font-weight="normal" officeooo:rsid="000326a1" officeooo:paragraph-rsid="0001fc15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officeooo:paragraph-rsid="000ae107"/>
    </style:style>
    <style:style style:name="P6" style:family="paragraph" style:parent-style-name="Standard">
      <style:text-properties officeooo:paragraph-rsid="000befef"/>
    </style:style>
    <style:style style:name="P7" style:family="paragraph" style:parent-style-name="Standard">
      <style:text-properties officeooo:paragraph-rsid="000d80b9"/>
    </style:style>
    <style:style style:name="P8" style:family="paragraph" style:parent-style-name="Standard">
      <style:text-properties officeooo:paragraph-rsid="00074aa3"/>
    </style:style>
    <style:style style:name="P9" style:family="paragraph" style:parent-style-name="Standard" style:master-page-name="">
      <loext:graphic-properties draw:fill="none"/>
      <style:paragraph-properties fo:margin-left="0in" fo:margin-right="0.1866in" fo:text-align="justify" style:justify-single-word="false" fo:text-indent="0in" style:auto-text-indent="false" style:page-number="auto" fo:background-color="transparent"/>
      <style:text-properties officeooo:rsid="000a1c57" officeooo:paragraph-rsid="000a1c57"/>
    </style:style>
    <style:style style:name="P10" style:family="paragraph" style:parent-style-name="Standard">
      <style:text-properties fo:font-style="italic" fo:font-weight="normal" officeooo:rsid="0001fc15" officeooo:paragraph-rsid="0001fc15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officeooo:rsid="0006b6ad" officeooo:paragraph-rsid="0006b6ad" style:font-style-asian="italic" style:font-style-complex="italic"/>
    </style:style>
    <style:style style:name="T1" style:family="text">
      <style:text-properties officeooo:rsid="0001fc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fc15" style:font-weight-asian="bold" style:font-weight-complex="bold"/>
    </style:style>
    <style:style style:name="T4" style:family="text">
      <style:text-properties fo:font-weight="bold" officeooo:rsid="00048dc2" style:font-weight-asian="bold" style:font-weight-complex="bold"/>
    </style:style>
    <style:style style:name="T5" style:family="text">
      <style:text-properties fo:font-weight="bold" officeooo:rsid="0006662d" style:font-weight-asian="bold" style:font-weight-complex="bold"/>
    </style:style>
    <style:style style:name="T6" style:family="text">
      <style:text-properties fo:font-weight="bold" officeooo:rsid="00074aa3" style:font-weight-asian="bold" style:font-weight-complex="bold"/>
    </style:style>
    <style:style style:name="T7" style:family="text">
      <style:text-properties fo:font-weight="bold" officeooo:rsid="000befef" style:font-weight-asian="bold" style:font-weight-complex="bold"/>
    </style:style>
    <style:style style:name="T8" style:family="text">
      <style:text-properties fo:font-weight="bold" officeooo:rsid="0006b6ad" style:font-weight-asian="bold" style:font-weight-complex="bold"/>
    </style:style>
    <style:style style:name="T9" style:family="text">
      <style:text-properties officeooo:rsid="000326a1"/>
    </style:style>
    <style:style style:name="T10" style:family="text">
      <style:text-properties officeooo:rsid="0003dc3b"/>
    </style:style>
    <style:style style:name="T11" style:family="text">
      <style:text-properties officeooo:rsid="00048dc2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326a1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06662d"/>
    </style:style>
    <style:style style:name="T16" style:family="text">
      <style:text-properties officeooo:rsid="0006b6ad"/>
    </style:style>
    <style:style style:name="T17" style:family="text">
      <style:text-properties officeooo:rsid="00074aa3"/>
    </style:style>
    <style:style style:name="T18" style:family="text">
      <style:text-properties officeooo:rsid="00094e93"/>
    </style:style>
    <style:style style:name="T19" style:family="text">
      <style:text-properties officeooo:rsid="000befef"/>
    </style:style>
    <style:style style:name="T20" style:family="text">
      <style:text-properties fo:font-weight="normal" officeooo:rsid="0006b6ad" style:font-weight-asian="normal" style:font-weight-complex="normal"/>
    </style:style>
    <style:style style:name="T21" style:family="text">
      <style:text-properties fo:font-weight="normal" officeooo:rsid="00048dc2" style:font-weight-asian="normal" style:font-weight-complex="normal"/>
    </style:style>
    <style:style style:name="T22" style:family="text">
      <style:text-properties officeooo:rsid="000d9b4f"/>
    </style:style>
    <style:style style:name="T23" style:family="text">
      <style:text-properties officeooo:rsid="000de8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3">T</text:span><text:span text:style-name="T12">his is page 1, the first right-hand page of the mockup. Use your pdf viewer in a mode that shows even-odd pairs side by side. In that mode, this page should be shown by itself, since it has no left-hand partner.</text:span></text:p>
      <text:p text:style-name="P4"/>
      <text:p text:style-name="P10">common</text:p>
      <text:p text:style-name="P3"><text:span text:style-name="T2">ἀνὰ</text:span><text:span text:style-name="T1"> <text:s/>upon (+gen), up</text:span></text:p>
      <text:p text:style-name="P3"><text:span text:style-name="T2">ἄναξ</text:span><text:span text:style-name="T1"> <text:s/>lord</text:span></text:p>
      <text:p text:style-name="P6"><text:span text:style-name="T2">βουλή</text:span><text:span text:style-name="T11"> <text:s/>will, plan</text:span></text:p>
      <text:p text:style-name="P6"><text:span text:style-name="T2">ἔθηκ</text:span><text:span text:style-name="T7">ε</text:span><text:span text:style-name="T19"> <text:s/>~τίθημι, put, put in a state</text:span></text:p>
      <text:p text:style-name="P6"><text:span text:style-name="T2">ἔρις</text:span><text:span text:style-name="T11"> <text:s/>strife</text:span></text:p>
      <text:p text:style-name="P6"><text:span text:style-name="T3">ἥρως</text:span><text:span text:style-name="T1"> <text:s/>hero</text:span></text:p>
      <text:p text:style-name="Standard"><text:span text:style-name="T2">θεά</text:span><text:span text:style-name="T1"> <text:s/>goddess</text:span></text:p>
      <text:p text:style-name="P6"><text:span text:style-name="T2">θυγάτηρ</text:span><text:span text:style-name="T11"> <text:s/>daughter</text:span></text:p>
      <text:p text:style-name="P6"><text:span text:style-name="T2">κύνεσσιν</text:span><text:span text:style-name="T4"> <text:s/>~</text:span>κύων,<text:span text:style-name="T11"> dog</text:span></text:p>
      <text:p text:style-name="P6"><text:span text:style-name="T2">λαός</text:span><text:span text:style-name="T1"> <text:s/>people, army</text:span></text:p>
      <text:p text:style-name="P6"><text:span text:style-name="T14">λίσσομαι</text:span><text:span text:style-name="T11"> <text:s/>beg, beseech</text:span></text:p>
      <text:p text:style-name="P6"><text:span text:style-name="T2">λύσομαι</text:span><text:span text:style-name="T9"> <text:s/></text:span><text:span text:style-name="T23">free</text:span><text:span text:style-name="T22">, ransom</text:span></text:p>
      <text:p text:style-name="P6"><text:span text:style-name="T2">μάλιστα</text:span><text:span text:style-name="T11"> <text:s/>greatly</text:span></text:p>
      <text:p text:style-name="P7"><text:span text:style-name="T2">στρατὸν</text:span><text:span text:style-name="T4"> <text:s/></text:span><text:span text:style-name="T21">army</text:span></text:p>
      <text:p text:style-name="P7"><text:span text:style-name="T2">σφωε</text:span><text:span text:style-name="T9"> <text:s/>they (dual)</text:span></text:p>
      <text:p text:style-name="P3"><text:span text:style-name="T2">τελέω</text:span> <text:span text:style-name="T1"><text:s/>accomplish</text:span></text:p>
      <text:p text:style-name="P3"><text:span text:style-name="T2">τεύχω</text:span><text:span text:style-name="T9"> <text:s/>make</text:span></text:p>
      <text:p text:style-name="P6"><text:span text:style-name="T2">χερσὶν</text:span><text:span text:style-name="T11"> <text:s/>~χείρ, hand</text:span></text:p>
      <text:p text:style-name="P6"><text:span text:style-name="T2">χρύσεος</text:span><text:span text:style-name="T10"> <text:s/>golden</text:span></text:p>
      <text:p text:style-name="P1"><text:span text:style-name="T2">ὦρσε</text:span><text:span text:style-name="T4"> <text:s/>~</text:span>ὄρνυμι,<text:span text:style-name="T11"> stir up</text:span></text:p>
      <text:p text:style-name="P11">uncommon</text:p>
      <text:p text:style-name="P5"><text:span text:style-name="T2">ἀείδω</text:span><text:span text:style-name="T15"> <text:s/>sing</text:span></text:p>
      <text:p text:style-name="Standard"><text:span text:style-name="T2">ἄλγος</text:span><text:span text:style-name="T15"> <text:s/>woe</text:span></text:p>
      <text:p text:style-name="P2"><text:span text:style-name="T2">ἀπερείσι</text:span><text:span text:style-name="T5">ος</text:span><text:span text:style-name="T15"> <text:s/>boundless</text:span></text:p>
      <text:p text:style-name="Standard"><text:span text:style-name="T2">ἄποινα</text:span><text:span text:style-name="T15"> <text:s/>ransoms</text:span></text:p>
      <text:p text:style-name="P6"><text:span text:style-name="T2">ἀρητήρ</text:span><text:span text:style-name="T16"> <text:s/>priest</text:span></text:p>
      <text:p text:style-name="P6"><text:span text:style-name="T2">ἀτιμάζω</text:span><text:span text:style-name="T8"> <text:s/></text:span><text:span text:style-name="T20">insult, dishonor</text:span></text:p>
      <text:p text:style-name="P6"><text:span text:style-name="T2">βασιλεύς</text:span><text:span text:style-name="T16"> <text:s/>king</text:span></text:p>
      <text:p text:style-name="P6"><text:span text:style-name="T2">διαστήτην</text:span><text:span text:style-name="T16"> ~</text:span>διίστημι<text:span text:style-name="T16"> <text:s/>separate</text:span></text:p>
      <text:p text:style-name="P6"><text:span text:style-name="T2">ἑκηβόλο</text:span><text:span text:style-name="T5">ς</text:span><text:span text:style-name="T15"> <text:s/>sharpshooter</text:span></text:p>
      <text:p text:style-name="P6"><text:span text:style-name="T2">ἑλώριον</text:span><text:span text:style-name="T16"> <text:s/>booty</text:span></text:p>
      <text:p text:style-name="P6"><text:span text:style-name="T2">ἐρίζω</text:span><text:span text:style-name="T16"> <text:s/>struggle</text:span></text:p>
      <text:p text:style-name="Standard"><text:span text:style-name="T2">θοός</text:span><text:span text:style-name="T16"> <text:s/>swift</text:span></text:p>
      <text:p text:style-name="Standard"><text:span text:style-name="T2">ἴφθιμος</text:span><text:span text:style-name="T16"> <text:s/>strong</text:span></text:p>
      <text:p text:style-name="P6"><text:span text:style-name="T2">κοσμήτωρ</text:span><text:span text:style-name="T16"> <text:s/>commander</text:span></text:p>
      <text:p text:style-name="P6"><text:span text:style-name="T2">μῆνις</text:span><text:span text:style-name="T16"> <text:s/>rage</text:span></text:p>
      <text:p text:style-name="P6"><text:span text:style-name="T2">μυρίος</text:span><text:span text:style-name="T17"> <text:s/>immense, myriad</text:span></text:p>
      <text:p text:style-name="P6"><text:span text:style-name="T2">νόσος</text:span><text:span text:style-name="T17"> <text:s/>disease</text:span></text:p>
      <text:p text:style-name="P6"><text:span text:style-name="T2">ξυνέηκε</text:span><text:span text:style-name="T16"> <text:s/>~</text:span>συνίημι,<text:span text:style-name="T16"> bring together</text:span></text:p>
      <text:p text:style-name="Standard"><text:span text:style-name="T2">οἰωνός</text:span><text:span text:style-name="T16"> <text:s/>vulture, omen</text:span></text:p>
      <text:p text:style-name="Standard"><text:span text:style-name="T2">ὀλέκω</text:span><text:span text:style-name="T16"> <text:s/>destroy, kill</text:span></text:p>
      <text:p text:style-name="P7"><text:span text:style-name="T2">οὐλόμενος</text:span><text:span text:style-name="T17"> <text:s/>ruinous</text:span></text:p>
      <text:p text:style-name="P7"><text:span text:style-name="T2">οὕνεκα</text:span><text:span text:style-name="T16"> <text:s/>because</text:span></text:p>
      <text:p text:style-name="Standard"><text:span text:style-name="T2">σκῆπτρον</text:span><text:span text:style-name="T16"> scepter</text:span></text:p>
      <text:p text:style-name="P7"><text:span text:style-name="T6">προϊάπτω</text:span><text:span text:style-name="T17"> <text:s/>throw</text:span></text:p>
      <text:p text:style-name="P7"><text:span text:style-name="T2">στέμμα</text:span><text:span text:style-name="T17"> <text:s/></text:span><text:span text:style-name="T18">band, ribbon</text:span></text:p>
      <text:p text:style-name="P8"><text:span text:style-name="T2">χολόω</text:span><text:span text:style-name="T17"> <text:s/>anger, provoke</text:span></text:p>
      <text:p text:style-name="Standard"><text:span text:style-name="T6">ψυχή</text:span><text:span text:style-name="T17"> <text:s/>soul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9in" style:num-format="1" style:print-orientation="portrait" fo:margin-top="0.7874in" fo:margin-bottom="2.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9:07:49.577447098</meta:creation-date>
    <dc:date>2021-07-01T07:11:09.220398349</dc:date>
    <meta:editing-duration>PT31M19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50" meta:word-count="162" meta:character-count="1042" meta:non-whitespace-character-count="884"/>
  </office:meta>
</office:document-meta>
</file>